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1cede" officeooo:paragraph-rsid="0011cede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59150" officeooo:paragraph-rsid="00159150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59150" officeooo:paragraph-rsid="0011cede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officeooo:rsid="00166170" officeooo:paragraph-rsid="0016617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59150" officeooo:paragraph-rsid="00159150"/>
    </style:style>
    <style:style style:name="P6" style:family="paragraph" style:parent-style-name="Standard">
      <style:paragraph-properties fo:text-align="start" style:justify-single-word="false"/>
      <style:text-properties officeooo:paragraph-rsid="0017f0db"/>
    </style:style>
    <style:style style:name="P7" style:family="paragraph" style:parent-style-name="Standard">
      <style:paragraph-properties fo:text-align="start" style:justify-single-word="false"/>
      <style:text-properties officeooo:paragraph-rsid="001c3227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0d9f" officeooo:paragraph-rsid="001a0d9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1cee8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6170" officeooo:paragraph-rsid="0016617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6da2" officeooo:paragraph-rsid="00166da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3227" officeooo:paragraph-rsid="001c322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17f0db" officeooo:paragraph-rsid="0017f0db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3227" officeooo:paragraph-rsid="001c322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ee8f" officeooo:paragraph-rsid="001cee8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1105" officeooo:paragraph-rsid="0022110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1105" officeooo:paragraph-rsid="0026d1b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87b5" officeooo:paragraph-rsid="002387b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87b5" officeooo:paragraph-rsid="0026d1b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4352a" officeooo:paragraph-rsid="0024352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4352a" officeooo:paragraph-rsid="0026d1b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cee8f" officeooo:paragraph-rsid="001cee8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257c" officeooo:paragraph-rsid="001f257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257c" officeooo:paragraph-rsid="0024f589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f0db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weight="normal" officeooo:rsid="0017f0db" style:font-weight-asian="normal" style:font-weight-complex="normal"/>
    </style:style>
    <style:style style:name="T5" style:family="text">
      <style:text-properties fo:language="ru" fo:country="RU" fo:font-weight="normal" officeooo:rsid="001c3227" style:font-weight-asian="normal" style:font-weight-complex="normal"/>
    </style:style>
    <style:style style:name="T6" style:family="text">
      <style:text-properties fo:color="#000000" style:font-name="Courier New" fo:font-size="10pt" style:font-size-asian="10pt"/>
    </style:style>
    <style:style style:name="T7" style:family="text">
      <style:text-properties fo:color="#000000" style:font-name="Courier New" fo:font-size="10pt" fo:language="ru" fo:country="RU" style:font-size-asian="10pt"/>
    </style:style>
    <style:style style:name="T8" style:family="text">
      <style:text-properties fo:color="#000000" style:font-name="Courier New" fo:font-size="10pt" fo:language="ru" fo:country="RU" officeooo:rsid="001cee8f" style:font-size-asian="10pt"/>
    </style:style>
    <style:style style:name="T9" style:family="text">
      <style:text-properties fo:color="#000000" style:font-name="Courier New" fo:font-size="10pt" fo:language="ru" fo:country="RU" fo:font-weight="normal" officeooo:rsid="001c3227" style:font-size-asian="10pt" style:font-weight-asian="normal" style:font-weight-complex="normal"/>
    </style:style>
    <style:style style:name="T10" style:family="text">
      <style:text-properties fo:color="#000000" style:font-name="Courier New" fo:font-size="10pt" fo:font-weight="normal" style:font-size-asian="10pt" style:font-weight-asian="normal" style:font-weight-complex="normal"/>
    </style:style>
    <style:style style:name="T11" style:family="text">
      <style:text-properties fo:color="#000000" fo:language="ru" fo:country="RU"/>
    </style:style>
    <style:style style:name="T12" style:family="text">
      <style:text-properties fo:color="#000000" fo:language="ru" fo:country="RU" officeooo:rsid="001cee8f"/>
    </style:style>
    <style:style style:name="T13" style:family="text">
      <style:text-properties fo:color="#000000" fo:language="ru" fo:country="RU" fo:font-weight="normal" style:font-weight-asian="normal" style:font-weight-complex="normal"/>
    </style:style>
    <style:style style:name="T14" style:family="text">
      <style:text-properties fo:color="#000000" fo:language="ru" fo:country="RU" officeooo:rsid="0024352a"/>
    </style:style>
    <style:style style:name="T15" style:family="text">
      <style:text-properties fo:color="#000000" fo:language="ru" fo:country="RU" officeooo:rsid="0024f589"/>
    </style:style>
    <style:style style:name="T16" style:family="text">
      <style:text-properties fo:color="#000000" style:font-name="Liberation Serif" fo:font-size="12pt" fo:language="ru" fo:country="RU" officeooo:rsid="001cee8f" style:font-size-asian="12pt" style:font-size-complex="12pt"/>
    </style:style>
    <style:style style:name="T17" style:family="text">
      <style:text-properties fo:color="#228b22" style:font-name="Courier New" fo:font-size="10pt" style:font-size-asian="10pt"/>
    </style:style>
    <style:style style:name="T18" style:family="text">
      <style:text-properties fo:color="#228b22" style:font-name="Courier New" fo:font-size="10pt" fo:language="ru" fo:country="RU" style:font-size-asian="10pt"/>
    </style:style>
    <style:style style:name="T19" style:family="text">
      <style:text-properties fo:color="#0000ff" style:font-name="Courier New" fo:font-size="10pt" style:font-size-asian="10pt"/>
    </style:style>
    <style:style style:name="T20" style:family="text">
      <style:text-properties fo:color="#0000ff" style:font-name="Courier New" fo:font-size="10pt" fo:language="ru" fo:country="RU" style:font-size-asian="10pt"/>
    </style:style>
    <style:style style:name="T21" style:family="text">
      <style:text-properties fo:color="#a020f0" style:font-name="Courier New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лабораторной работе 5</text:p>
      <text:p text:style-name="P1">Кобак Ф.А. КМЭС 18Дкк-1 ФЦЭ БГЭУ</text:p>
      <text:p text:style-name="P3"/>
      <text:p text:style-name="P2">Данные сохранил в текстовом файле выглядит он следующим образом</text:p>
      <text:p text:style-name="P2"/>
      <text:p text:style-name="P4">dataFile.txt</text:p>
      <text:p text:style-name="P2"/>
      <text:p text:style-name="P2">0.1 0.2 0.2 0.1</text:p>
      <text:p text:style-name="P2">0.35 0.1 0.1 0.3</text:p>
      <text:p text:style-name="P2">0.1 0.1 0.2 0</text:p>
      <text:p text:style-name="P2">0.3 0.4 0.1 0.2</text:p>
      <text:p text:style-name="P2">0.2 0 0.1 0.2</text:p>
      <text:p text:style-name="P2">0.3 0.05 0.09 0.07</text:p>
      <text:p text:style-name="P2">0.02 0.3 0.6 0.22</text:p>
      <text:p text:style-name="P2">0.2 0.1 0 0.03</text:p>
      <text:p text:style-name="P2">0.1 0.07 0.1 0.15</text:p>
      <text:p text:style-name="P2">0.1 0.3 0.2 0.5</text:p>
      <text:p text:style-name="P2">0.4 0.2 0.6 0.5</text:p>
      <text:p text:style-name="P2">0.7 0.3 0.7 0.6</text:p>
      <text:p text:style-name="P2">0.2 0.4 0.1 0.6</text:p>
      <text:p text:style-name="P2">0.25 0.2 0.8 0.2</text:p>
      <text:p text:style-name="P2">0.2 0.3 0 0.35</text:p>
      <text:p text:style-name="P2">0.3 0.1 0.2 0.4</text:p>
      <text:p text:style-name="P2">0.3 0.3 0.45 0.2</text:p>
      <text:p text:style-name="P2">0.1 0.25 0.05 0</text:p>
      <text:p text:style-name="P2">1000 500 2000 0</text:p>
      <text:p text:style-name="P5"><text:span text:style-name="T1">4000 600 800 5000</text:span></text:p>
      <text:p text:style-name="P5"><text:span text:style-name="T1"/></text:p>
      <text:p text:style-name="P10"><text:span text:style-name="T1">Первые 4 строки Hz</text:span></text:p>
      <text:p text:style-name="P10"><text:span text:style-name="T1">5 — 9 Hs и так далее.</text:span></text:p>
      <text:p text:style-name="P11"><text:span text:style-name="T2">Предпоследняя</text:span><text:span text:style-name="T1"> строка K — для первого плана.</text:span></text:p>
      <text:p text:style-name="P11"><text:span text:style-name="T1">Последняя строка K — для второго плана.</text:span></text:p>
      <text:p text:style-name="P11"><text:span text:style-name="T1"/></text:p>
      <text:p text:style-name="P6"><text:span text:style-name="T4">Для чтения файла с данными и вызова функций для подсчётов, выполняется функция Kobak_Fedor_LR5_5_07042020(</text:span><text:span text:style-name="T7">filePath</text:span><text:span text:style-name="T4">)</text:span></text:p>
      <text:p text:style-name="P13"><text:span text:style-name="T3">На вход ей подаётся путь к файлу с данными так у меня этот путь был: /home/dranik/KFA/programming/MatLab/CompModEconSystems/lab 5/dataFile.txt</text:span></text:p>
      <text:p text:style-name="P11"><text:span text:style-name="T1"/></text:p>
      <text:p text:style-name="P8"><text:span text:style-name="T1">Код <text:s/></text:span><text:span text:style-name="T2">Kobak_Fedor_LR5_5_07042020.</text:span><text:span text:style-name="T1">m</text:span></text:p>
      <text:p text:style-name="P8"><text:span text:style-name="T1"/></text:p>
      <text:p text:style-name="P8"><text:span text:style-name="T18">% filePath - path to the txt data file</text:span></text:p>
      <text:p text:style-name="Standard"><text:span text:style-name="T17"><text:s/></text:span></text:p>
      <text:p text:style-name="Standard"><text:span text:style-name="T19">function</text:span><text:span text:style-name="T6"> Kobak_Fedor_LR5_5_07042020(filePath)</text:span></text:p>
      <text:p text:style-name="Standard"><text:span text:style-name="T6"><text:s/></text:span></text:p>
      <text:p text:style-name="Standard"><text:span text:style-name="T6"><text:s text:c="4"/></text:span><text:span text:style-name="T17">% reading of the file++++++++++++++++</text:span></text:p>
      <text:p text:style-name="Standard"><text:span text:style-name="T6"><text:s text:c="4"/>file = fopen(filePath);</text:span></text:p>
      <text:p text:style-name="Standard"><text:span text:style-name="T6"><text:s text:c="4"/></text:span></text:p>
      <text:p text:style-name="Standard"><text:span text:style-name="T6"><text:s text:c="5"/>fileMatrix = fscanf(file , </text:span><text:span text:style-name="T21">'%f'</text:span><text:span text:style-name="T6"> <text:s/>, [4 20]);</text:span></text:p>
      <text:p text:style-name="Standard"><text:span text:style-name="T6"><text:s text:c="5"/>fileMatrix = fileMatrix';</text:span></text:p>
      <text:p text:style-name="Standard"><text:span text:style-name="T6"><text:s text:c="4"/></text:span><text:span text:style-name="T17">% reading of the file++++++++++++++++</text:span></text:p>
      <text:p text:style-name="Standard"><text:span text:style-name="T6"><text:s text:c="4"/></text:span></text:p>
      <text:p text:style-name="Standard"><text:soft-page-break/><text:span text:style-name="T6"><text:s text:c="4"/></text:span><text:span text:style-name="T17">% initialisation++++++++++++++++++</text:span></text:p>
      <text:p text:style-name="Standard"><text:span text:style-name="T6"><text:s text:c="4"/>Hz = fileMatrix(1:4 , 1:4);</text:span></text:p>
      <text:p text:style-name="Standard"><text:span text:style-name="T6"><text:s text:c="4"/>Hs = fileMatrix(5:9 , 1:4);</text:span></text:p>
      <text:p text:style-name="Standard"><text:span text:style-name="T6"><text:s text:c="4"/>Hbl = fileMatrix(10:12 , 1:4);</text:span></text:p>
      <text:p text:style-name="Standard"><text:span text:style-name="T6"><text:s text:c="4"/>Hbm = fileMatrix(13:18 , 1:4);</text:span></text:p>
      <text:p text:style-name="Standard"><text:span text:style-name="T6"><text:s text:c="4"/></text:span></text:p>
      <text:p text:style-name="Standard"><text:span text:style-name="T6"><text:s text:c="4"/></text:span><text:span text:style-name="T17">% plan product1</text:span></text:p>
      <text:p text:style-name="Standard"><text:span text:style-name="T6"><text:s text:c="4"/>K1 = fileMatrix(19 , 1:4);</text:span></text:p>
      <text:p text:style-name="Standard"><text:span text:style-name="T6"><text:s text:c="4"/></text:span><text:span text:style-name="T17">% plan product2</text:span></text:p>
      <text:p text:style-name="Standard"><text:span text:style-name="T6"><text:s text:c="4"/>K2 = fileMatrix(20, 1:4);</text:span></text:p>
      <text:p text:style-name="Standard"><text:span text:style-name="T6"><text:s text:c="5"/></text:span><text:span text:style-name="T17">% initialisation++++++++++++++++++</text:span></text:p>
      <text:p text:style-name="Standard"><text:span text:style-name="T6"><text:s text:c="5"/></text:span></text:p>
      <text:p text:style-name="Standard"><text:span text:style-name="T6"><text:s text:c="5"/>disp(</text:span><text:span text:style-name="T21">'++++first plan data+++++'</text:span><text:span text:style-name="T6">);</text:span></text:p>
      <text:p text:style-name="Standard"><text:span text:style-name="T6"><text:s text:c="5"/>lab5Calculations(Hz , Hs , Hbl , Hbm , K1);</text:span></text:p>
      <text:p text:style-name="Standard"><text:span text:style-name="T6"><text:s text:c="5"/>disp(</text:span><text:span text:style-name="T21">'++++first plan data+++++'</text:span><text:span text:style-name="T6">);</text:span></text:p>
      <text:p text:style-name="Standard"><text:span text:style-name="T6"><text:s text:c="5"/></text:span></text:p>
      <text:p text:style-name="Standard"><text:span text:style-name="T6"><text:s text:c="5"/>disp(</text:span><text:span text:style-name="T21">'++++second plan data+++++'</text:span><text:span text:style-name="T6">);</text:span></text:p>
      <text:p text:style-name="Standard"><text:span text:style-name="T6"><text:s text:c="5"/>lab5Calculations(Hz , Hs , Hbl , Hbm , K2);</text:span></text:p>
      <text:p text:style-name="Standard"><text:span text:style-name="T6"><text:s text:c="5"/>disp(</text:span><text:span text:style-name="T21">'++++second plan data+++++'</text:span><text:span text:style-name="T6">);</text:span></text:p>
      <text:p text:style-name="Standard"><text:span text:style-name="T6"><text:s/></text:span></text:p>
      <text:p text:style-name="Standard"><text:span text:style-name="T19">end</text:span></text:p>
      <text:p text:style-name="P8"><text:span text:style-name="T1"/></text:p>
      <text:p text:style-name="P7"><text:span text:style-name="T5">в строках 29 и 25 вызывается функция </text:span><text:span text:style-name="T9">lab5Calculations(Hz , Hs , Hbl , Hbm , K)</text:span></text:p>
      <text:p text:style-name="P12"><text:span text:style-name="T1">которая и производит расчёты</text:span></text:p>
      <text:p text:style-name="P8"><text:span text:style-name="T1"/></text:p>
      <text:p text:style-name="P12"><text:span text:style-name="T1">ей на вход подаются <text:s/>полученные из файла <text:s/></text:span><text:span text:style-name="T7">Hz , Hs , Hbl , Hbm</text:span></text:p>
      <text:p text:style-name="P14"><text:span text:style-name="T11">а так же K1 или K2 в зависимости от того для какого плана ведётся расчёт</text:span></text:p>
      <text:p text:style-name="P9"><text:span text:style-name="T16">Код </text:span><text:span text:style-name="T7">lab5Calculations.</text:span><text:span text:style-name="T8">m</text:span></text:p>
      <text:p text:style-name="P22"><text:span text:style-name="T20">function</text:span><text:span text:style-name="T6"> </text:span><text:span text:style-name="T10">lab5Calculations(Hz , Hs , Hbl , Hbm , K)</text:span></text:p>
      <text:p text:style-name="Standard"><text:span text:style-name="T6"><text:s text:c="4"/>s = size(Hz); s = s(1);</text:span></text:p>
      <text:p text:style-name="Standard"><text:span text:style-name="T6"><text:s text:c="4"/>E = eye(s);</text:span></text:p>
      <text:p text:style-name="Standard"><text:span text:style-name="T6"><text:s text:c="4"/></text:span></text:p>
      <text:p text:style-name="Standard"><text:span text:style-name="T6"><text:s text:c="4"/></text:span></text:p>
      <text:p text:style-name="Standard"><text:span text:style-name="T6"><text:s text:c="4"/>disp(</text:span><text:span text:style-name="T21">'product Data'</text:span><text:span text:style-name="T6">);</text:span></text:p>
      <text:p text:style-name="Standard"><text:span text:style-name="T6"><text:s text:c="4"/>U = inv(E - Hz)*K'</text:span></text:p>
      <text:p text:style-name="Standard"><text:span text:style-name="T6"><text:s text:c="4"/></text:span></text:p>
      <text:p text:style-name="Standard"><text:span text:style-name="T6"><text:s text:c="4"/>disp(</text:span><text:span text:style-name="T21">'expenses of materials, raw materials'</text:span><text:span text:style-name="T6">)</text:span></text:p>
      <text:p text:style-name="Standard"><text:span text:style-name="T6"><text:s text:c="4"/>R = Hs * U</text:span></text:p>
      <text:p text:style-name="Standard"><text:span text:style-name="T6"><text:s text:c="4"/></text:span></text:p>
      <text:p text:style-name="Standard"><text:span text:style-name="T6"><text:s text:c="4"/>disp(</text:span><text:span text:style-name="T21">'expenses of machines'</text:span><text:span text:style-name="T6">);</text:span></text:p>
      <text:p text:style-name="Standard"><text:span text:style-name="T6"><text:s text:c="4"/>mU = Hbm*U</text:span></text:p>
      <text:p text:style-name="Standard"><text:span text:style-name="T6"><text:s text:c="4"/></text:span></text:p>
      <text:p text:style-name="Standard"><text:span text:style-name="T6"><text:s text:c="4"/>disp(</text:span><text:span text:style-name="T21">'expences of Labour'</text:span><text:span text:style-name="T6">);</text:span></text:p>
      <text:p text:style-name="Standard"><text:span text:style-name="T6"><text:s text:c="4"/>L = Hbl*U</text:span></text:p>
      <text:p text:style-name="Standard"><text:span text:style-name="T6"><text:s text:c="4"/></text:span></text:p>
      <text:p text:style-name="Standard"><text:span text:style-name="T19">end</text:span></text:p>
      <text:p text:style-name="P22"><text:span text:style-name="T11"/></text:p>
      <text:p text:style-name="P22"><text:span text:style-name="T11">Результат выполнения </text:span></text:p>
      <text:p text:style-name="P22"><text:span text:style-name="T11"><text:s/></text:span><text:span text:style-name="T13">Kobak_Fedor_LR5_5_07042020('/home/dranik/KFA/programming/MatLab/CompModEconSystems/lab 5/dataFile.txt')</text:span></text:p>
      <text:p text:style-name="P15"><text:span text:style-name="T11">++++first plan data+++++</text:span></text:p>
      <text:p text:style-name="P15"><text:span text:style-name="T11">product Data</text:span></text:p>
      <text:p text:style-name="P15"><text:span text:style-name="T11"/></text:p>
      <text:p text:style-name="P15"><text:span text:style-name="T11">U =</text:span></text:p>
      <text:p text:style-name="P15"><text:span text:style-name="T11"/></text:p>
      <text:p text:style-name="P15"><text:span text:style-name="T11"><text:s text:c="2"/>1.0e+003 *</text:span></text:p>
      <text:p text:style-name="P15"><text:soft-page-break/><text:span text:style-name="T11"/></text:p>
      <text:p text:style-name="P15"><text:span text:style-name="T11"><text:s text:c="4"/>2.8244</text:span></text:p>
      <text:p text:style-name="P15"><text:span text:style-name="T11"><text:s text:c="4"/>3.0002</text:span></text:p>
      <text:p text:style-name="P15"><text:span text:style-name="T11"><text:s text:c="4"/>3.2281</text:span></text:p>
      <text:p text:style-name="P15"><text:span text:style-name="T11"><text:s text:c="4"/>2.9627</text:span></text:p>
      <text:p text:style-name="P15"><text:span text:style-name="T11"/></text:p>
      <text:p text:style-name="P15"><text:span text:style-name="T11">expenses of materials, raw materials</text:span></text:p>
      <text:p text:style-name="P15"><text:span text:style-name="T11"/></text:p>
      <text:p text:style-name="P15"><text:span text:style-name="T11">R =</text:span></text:p>
      <text:p text:style-name="P15"><text:span text:style-name="T11"/></text:p>
      <text:p text:style-name="P15"><text:span text:style-name="T11"><text:s text:c="2"/>1.0e+003 *</text:span></text:p>
      <text:p text:style-name="P15"><text:span text:style-name="T11"/></text:p>
      <text:p text:style-name="P15"><text:span text:style-name="T11"><text:s text:c="4"/>1.4802</text:span></text:p>
      <text:p text:style-name="P15"><text:span text:style-name="T11"><text:s text:c="4"/>1.4952</text:span></text:p>
      <text:p text:style-name="P15"><text:span text:style-name="T11"><text:s text:c="4"/>3.5452</text:span></text:p>
      <text:p text:style-name="P15"><text:span text:style-name="T11"><text:s text:c="4"/>0.9538</text:span></text:p>
      <text:p text:style-name="P15"><text:span text:style-name="T11"><text:s text:c="4"/>1.2597</text:span></text:p>
      <text:p text:style-name="P15"><text:span text:style-name="T11"/></text:p>
      <text:p text:style-name="P15"><text:span text:style-name="T11">expenses of machines</text:span></text:p>
      <text:p text:style-name="P15"><text:span text:style-name="T11"/></text:p>
      <text:p text:style-name="P15"><text:span text:style-name="T11">mU =</text:span></text:p>
      <text:p text:style-name="P15"><text:span text:style-name="T11"/></text:p>
      <text:p text:style-name="P15"><text:span text:style-name="T11"><text:s text:c="2"/>1.0e+003 *</text:span></text:p>
      <text:p text:style-name="P15"><text:span text:style-name="T11"/></text:p>
      <text:p text:style-name="P15"><text:span text:style-name="T11"><text:s text:c="4"/>3.8654</text:span></text:p>
      <text:p text:style-name="P15"><text:span text:style-name="T11"><text:s text:c="4"/>4.4811</text:span></text:p>
      <text:p text:style-name="P15"><text:span text:style-name="T11"><text:s text:c="4"/>2.5019</text:span></text:p>
      <text:p text:style-name="P15"><text:span text:style-name="T11"><text:s text:c="4"/>2.9780</text:span></text:p>
      <text:p text:style-name="P15"><text:span text:style-name="T11"><text:s text:c="4"/>3.7925</text:span></text:p>
      <text:p text:style-name="P15"><text:span text:style-name="T11"><text:s text:c="4"/>1.1939</text:span></text:p>
      <text:p text:style-name="P15"><text:span text:style-name="T11"/></text:p>
      <text:p text:style-name="P15"><text:span text:style-name="T11">expences of Labour</text:span></text:p>
      <text:p text:style-name="P15"><text:span text:style-name="T11"/></text:p>
      <text:p text:style-name="P15"><text:span text:style-name="T11">L =</text:span></text:p>
      <text:p text:style-name="P15"><text:span text:style-name="T11"/></text:p>
      <text:p text:style-name="P15"><text:span text:style-name="T11"><text:s text:c="2"/>1.0e+003 *</text:span></text:p>
      <text:p text:style-name="P15"><text:span text:style-name="T11"/></text:p>
      <text:p text:style-name="P15"><text:span text:style-name="T11"><text:s text:c="4"/>3.3095</text:span></text:p>
      <text:p text:style-name="P15"><text:span text:style-name="T11"><text:s text:c="4"/>5.1480</text:span></text:p>
      <text:p text:style-name="P15"><text:span text:style-name="T11"><text:s text:c="4"/>6.9144</text:span></text:p>
      <text:p text:style-name="P15"><text:span text:style-name="T11"/></text:p>
      <text:p text:style-name="P15"><text:span text:style-name="T11">++++first plan data+++++</text:span></text:p>
      <text:p text:style-name="P15"><text:span text:style-name="T11">++++second plan data+++++</text:span></text:p>
      <text:p text:style-name="P15"><text:span text:style-name="T11">product Data</text:span></text:p>
      <text:p text:style-name="P15"><text:span text:style-name="T11"/></text:p>
      <text:p text:style-name="P15"><text:span text:style-name="T11">U =</text:span></text:p>
      <text:p text:style-name="P15"><text:span text:style-name="T11"/></text:p>
      <text:p text:style-name="P15"><text:span text:style-name="T11"><text:s text:c="2"/>1.0e+004 *</text:span></text:p>
      <text:p text:style-name="P15"><text:span text:style-name="T11"/></text:p>
      <text:p text:style-name="P15"><text:soft-page-break/><text:span text:style-name="T11"><text:s text:c="4"/>0.8892</text:span></text:p>
      <text:p text:style-name="P15"><text:span text:style-name="T11"><text:s text:c="4"/>0.9386</text:span></text:p>
      <text:p text:style-name="P15"><text:span text:style-name="T11"><text:s text:c="4"/>0.3285</text:span></text:p>
      <text:p text:style-name="P15"><text:span text:style-name="T11"><text:s text:c="4"/>1.4688</text:span></text:p>
      <text:p text:style-name="P15"><text:span text:style-name="T11"/></text:p>
      <text:p text:style-name="P15"><text:span text:style-name="T11">expenses of materials, raw materials</text:span></text:p>
      <text:p text:style-name="P15"><text:span text:style-name="T11"/></text:p>
      <text:p text:style-name="P15"><text:span text:style-name="T11">R =</text:span></text:p>
      <text:p text:style-name="P15"><text:span text:style-name="T11"/></text:p>
      <text:p text:style-name="P15"><text:span text:style-name="T11"><text:s text:c="2"/>1.0e+003 *</text:span></text:p>
      <text:p text:style-name="P15"><text:span text:style-name="T11"/></text:p>
      <text:p text:style-name="P15"><text:span text:style-name="T11"><text:s text:c="4"/>5.0445</text:span></text:p>
      <text:p text:style-name="P15"><text:span text:style-name="T11"><text:s text:c="4"/>4.4607</text:span></text:p>
      <text:p text:style-name="P15"><text:span text:style-name="T11"><text:s text:c="4"/>8.1957</text:span></text:p>
      <text:p text:style-name="P15"><text:span text:style-name="T11"><text:s text:c="4"/>3.1576</text:span></text:p>
      <text:p text:style-name="P15"><text:span text:style-name="T11"><text:s text:c="4"/>4.0779</text:span></text:p>
      <text:p text:style-name="P15"><text:span text:style-name="T11"/></text:p>
      <text:p text:style-name="P15"><text:span text:style-name="T11">expenses of machines</text:span></text:p>
      <text:p text:style-name="P15"><text:span text:style-name="T11"/></text:p>
      <text:p text:style-name="P15"><text:span text:style-name="T11">mU =</text:span></text:p>
      <text:p text:style-name="P15"><text:span text:style-name="T11"/></text:p>
      <text:p text:style-name="P15"><text:span text:style-name="T11"><text:s text:c="2"/>1.0e+004 *</text:span></text:p>
      <text:p text:style-name="P15"><text:span text:style-name="T11"/></text:p>
      <text:p text:style-name="P15"><text:span text:style-name="T11"><text:s text:c="4"/>1.4674</text:span></text:p>
      <text:p text:style-name="P15"><text:span text:style-name="T11"><text:s text:c="4"/>0.9666</text:span></text:p>
      <text:p text:style-name="P15"><text:span text:style-name="T11"><text:s text:c="4"/>0.9735</text:span></text:p>
      <text:p text:style-name="P15"><text:span text:style-name="T11"><text:s text:c="4"/>1.0138</text:span></text:p>
      <text:p text:style-name="P15"><text:span text:style-name="T11"><text:s text:c="4"/>0.9899</text:span></text:p>
      <text:p text:style-name="P15"><text:span text:style-name="T11"><text:s text:c="4"/>0.3400</text:span></text:p>
      <text:p text:style-name="P15"><text:span text:style-name="T11"/></text:p>
      <text:p text:style-name="P15"><text:span text:style-name="T11">expences of Labour</text:span></text:p>
      <text:p text:style-name="P15"><text:span text:style-name="T11"/></text:p>
      <text:p text:style-name="P15"><text:span text:style-name="T11">L =</text:span></text:p>
      <text:p text:style-name="P15"><text:span text:style-name="T11"/></text:p>
      <text:p text:style-name="P15"><text:span text:style-name="T11"><text:s text:c="2"/>1.0e+004 *</text:span></text:p>
      <text:p text:style-name="P15"><text:span text:style-name="T11"/></text:p>
      <text:p text:style-name="P15"><text:span text:style-name="T11"><text:s text:c="4"/>1.1706</text:span></text:p>
      <text:p text:style-name="P15"><text:span text:style-name="T11"><text:s text:c="4"/>1.4749</text:span></text:p>
      <text:p text:style-name="P15"><text:span text:style-name="T11"><text:s text:c="4"/>2.0152</text:span></text:p>
      <text:p text:style-name="P15"><text:span text:style-name="T11"/></text:p>
      <text:p text:style-name="P15"><text:span text:style-name="T11">++++second plan data+++++</text:span></text:p>
      <text:p text:style-name="P15"><text:span text:style-name="T11"/></text:p>
      <text:p text:style-name="P23"><text:span text:style-name="T11">Выводы:</text:span></text:p>
      <text:p text:style-name="P23"><text:span text:style-name="T11">Для первого плана:</text:span></text:p>
      <text:p text:style-name="P16"><text:span text:style-name="T11">1) <text:s/>выпуск производственных услуг и продуктов составит:</text:span></text:p>
      <text:p text:style-name="P16"><text:span text:style-name="T11">Для товаров типа 1 :</text:span><text:span text:style-name="T12">2824.4</text:span></text:p>
      <text:p text:style-name="P16"><text:span text:style-name="T12">Для товаров типа </text:span><text:span text:style-name="T11">2</text:span><text:span text:style-name="T12"> :3000.2</text:span></text:p>
      <text:p text:style-name="P16"><text:span text:style-name="T11">Для товаров типа 3 :3228</text:span></text:p>
      <text:p text:style-name="P16"><text:span text:style-name="T12">Для товаров типа </text:span><text:span text:style-name="T11">4</text:span><text:span text:style-name="T12"> :2962.7</text:span></text:p>
      <text:p text:style-name="P18"><text:soft-page-break/><text:span text:style-name="T12">2</text:span><text:span text:style-name="T11">) потребность в сырье</text:span></text:p>
      <text:p text:style-name="P18"><text:span text:style-name="T11">Типа S1: 1480.2</text:span></text:p>
      <text:p text:style-name="P18"><text:span text:style-name="T11">Типа S2: 1495.2</text:span></text:p>
      <text:p text:style-name="P18"><text:span text:style-name="T11">Типа S3: 3545.2</text:span></text:p>
      <text:p text:style-name="P18"><text:span text:style-name="T11">Типа S4: 0.9538</text:span></text:p>
      <text:p text:style-name="P18"><text:span text:style-name="T11">Типа S5: 1259.7</text:span></text:p>
      <text:p text:style-name="P18"><text:span text:style-name="T11"/></text:p>
      <text:p text:style-name="P18"><text:span text:style-name="T11">3) <text:s/>потребность в труде:</text:span></text:p>
      <text:p text:style-name="P18"><text:span text:style-name="T11">Квалификации А: 3309.5</text:span></text:p>
      <text:p text:style-name="P18"><text:span text:style-name="T11">Квалификации Б: 5148</text:span></text:p>
      <text:p text:style-name="P18"><text:span text:style-name="T11">Квалификации В: 6914.</text:span><text:span text:style-name="T14">4</text:span></text:p>
      <text:p text:style-name="P18"><text:span text:style-name="T14"/></text:p>
      <text:p text:style-name="P20"><text:span text:style-name="T11">4) потребность в материалах и электроэнергии:</text:span></text:p>
      <text:p text:style-name="P20"><text:span text:style-name="T11">М1 = 3865.4</text:span></text:p>
      <text:p text:style-name="P20">М2 = 4481.1</text:p>
      <text:p text:style-name="P20">М3 = 2501.9</text:p>
      <text:p text:style-name="P20">М4 = 2978</text:p>
      <text:p text:style-name="P20">М5 = 3792.5</text:p>
      <text:p text:style-name="P20">М6 = 1193.9</text:p>
      <text:p text:style-name="P20"/>
      <text:p text:style-name="P24"><text:span text:style-name="T11">Для </text:span><text:span text:style-name="T15">втрого</text:span><text:span text:style-name="T11"> плана:</text:span></text:p>
      <text:p text:style-name="P17"><text:span text:style-name="T11">1) <text:s/>выпуск производственных услуг и продуктов составит:</text:span></text:p>
      <text:p text:style-name="P17"><text:span text:style-name="T11">Для товаров типа 1 :</text:span><text:span text:style-name="T12">889.2</text:span></text:p>
      <text:p text:style-name="P17"><text:span text:style-name="T12">Для товаров типа </text:span><text:span text:style-name="T11">2</text:span><text:span text:style-name="T12"> :938.6</text:span></text:p>
      <text:p text:style-name="P17"><text:span text:style-name="T11">Для товаров типа 3 :328.5</text:span></text:p>
      <text:p text:style-name="P17"><text:span text:style-name="T12">Для товаров типа </text:span><text:span text:style-name="T11">4</text:span><text:span text:style-name="T12"> :1468.8</text:span></text:p>
      <text:p text:style-name="P17"><text:span text:style-name="T12"/></text:p>
      <text:p text:style-name="P19"><text:span text:style-name="T12">2</text:span><text:span text:style-name="T11">) потребность в сырье</text:span></text:p>
      <text:p text:style-name="P19"><text:span text:style-name="T11">Типа S1: 5044.5</text:span></text:p>
      <text:p text:style-name="P19"><text:span text:style-name="T11">Типа S2: 4460.7</text:span></text:p>
      <text:p text:style-name="P19"><text:span text:style-name="T11">Типа S3: 8195.7</text:span></text:p>
      <text:p text:style-name="P19"><text:span text:style-name="T11">Типа S4: 3157.6</text:span></text:p>
      <text:p text:style-name="P19"><text:span text:style-name="T11">Типа S5: 4077.9</text:span></text:p>
      <text:p text:style-name="P19"><text:span text:style-name="T11"/></text:p>
      <text:p text:style-name="P19"><text:span text:style-name="T11">3) <text:s/>потребность в труде:</text:span></text:p>
      <text:p text:style-name="P19"><text:span text:style-name="T11">Квалификации А: 11706</text:span></text:p>
      <text:p text:style-name="P19"><text:span text:style-name="T11">Квалификации Б: 14749</text:span></text:p>
      <text:p text:style-name="P19"><text:span text:style-name="T11">Квалификации В: 20152</text:span></text:p>
      <text:p text:style-name="P19"><text:span text:style-name="T14"/></text:p>
      <text:p text:style-name="P21"><text:span text:style-name="T11">4) потребность в материалах и электроэнергии:</text:span></text:p>
      <text:p text:style-name="P21"><text:span text:style-name="T11">М1 = 1467.4</text:span></text:p>
      <text:p text:style-name="P21">М2 = 966.6</text:p>
      <text:p text:style-name="P21">М3 = 973.5</text:p>
      <text:p text:style-name="P21">М4 = 1013.8</text:p>
      <text:p text:style-name="P21">М5 = 989.9</text:p>
      <text:p text:style-name="P21"><text:span text:style-name="T11">М6 = 34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5" meta:paragraph-count="199" meta:word-count="643" meta:character-count="4101" meta:non-whitespace-character-count="3288"/>
  </office:meta>
</office:document-meta>
</file>